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officeooo:rsid="001fbc66" officeooo:paragraph-rsid="001fbc66"/>
    </style:style>
    <style:style style:name="P20"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2">
      <style:text-properties fo:language="ru" fo:country="RU" officeooo:rsid="001ee1c9" officeooo:paragraph-rsid="001ee1c9"/>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list-style-name="L3">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normal" officeooo:rsid="004535a7" officeooo:paragraph-rsid="004535a7" style:font-weight-asian="normal" style:font-weight-complex="normal"/>
    </style:style>
    <style:style style:name="P26" style:family="paragraph" style:parent-style-name="Standard">
      <style:text-properties fo:language="ru" fo:country="RU" fo:font-weight="normal" officeooo:rsid="00495727" officeooo:paragraph-rsid="00495727" style:font-weight-asian="normal" style:font-weight-complex="normal"/>
    </style:style>
    <style:style style:name="P27" style:family="paragraph" style:parent-style-name="Standard" style:list-style-name="L4">
      <style:text-properties fo:language="ru" fo:country="RU" fo:font-weight="normal" officeooo:rsid="00495727" officeooo:paragraph-rsid="00495727" style:font-weight-asian="normal" style:font-weight-complex="normal"/>
    </style:style>
    <style:style style:name="P28" style:family="paragraph" style:parent-style-name="Standard">
      <style:text-properties fo:language="ru" fo:country="RU" fo:font-weight="normal" officeooo:rsid="0051db9d" officeooo:paragraph-rsid="0051db9d" style:font-weight-asian="normal" style:font-weight-complex="normal"/>
    </style:style>
    <style:style style:name="P29" style:family="paragraph" style:parent-style-name="Standard">
      <style:text-properties fo:language="ru" fo:country="RU" fo:font-weight="normal" officeooo:rsid="00575396" officeooo:paragraph-rsid="00575396" style:font-weight-asian="normal" style:font-weight-complex="normal"/>
    </style:style>
    <style:style style:name="P30" style:family="paragraph" style:parent-style-name="Standard">
      <style:text-properties fo:language="ru" fo:country="RU" fo:font-weight="bold" officeooo:rsid="004535a7" officeooo:paragraph-rsid="004535a7" style:font-weight-asian="bold" style:font-weight-complex="bold"/>
    </style:style>
    <style:style style:name="P31" style:family="paragraph" style:parent-style-name="Standard">
      <style:text-properties fo:language="ru" fo:country="RU" fo:font-weight="bold" officeooo:rsid="0051db9d" officeooo:paragraph-rsid="0051db9d" style:font-weight-asian="bold" style:font-weight-complex="bold"/>
    </style:style>
    <style:style style:name="P32"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34"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35" style:family="paragraph" style:parent-style-name="Standard">
      <style:text-properties fo:language="ru" fo:country="RU" fo:font-style="italic" fo:font-weight="bold" officeooo:rsid="0059249e" officeooo:paragraph-rsid="005b6b1e" style:font-style-asian="italic" style:font-weight-asian="bold" style:font-style-complex="italic" style:font-weight-complex="bold"/>
    </style:style>
    <style:style style:name="P36"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3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4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4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4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4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4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4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4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4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4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57" style:family="paragraph" style:parent-style-name="Table_20_Contents">
      <style:text-properties fo:font-weight="bold" officeooo:rsid="005d22f6" officeooo:paragraph-rsid="005d22f6" style:font-weight-asian="bold" style:font-weight-complex="bold"/>
    </style:style>
    <style:style style:name="P58"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59"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60"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61"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62"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63" style:family="paragraph" style:parent-style-name="Table_20_Contents">
      <style:text-properties officeooo:rsid="005ec83e" officeooo:paragraph-rsid="005ec83e"/>
    </style:style>
    <style:style style:name="P64" style:family="paragraph" style:parent-style-name="Table_20_Contents" style:list-style-name="L6">
      <style:text-properties officeooo:rsid="005f4d04" officeooo:paragraph-rsid="005f4d04"/>
    </style:style>
    <style:style style:name="P65" style:family="paragraph" style:parent-style-name="Table_20_Contents" style:list-style-name="L9">
      <style:text-properties fo:font-weight="normal" officeooo:rsid="005d22f6" officeooo:paragraph-rsid="006a030e" style:font-weight-asian="normal" style:font-weight-complex="normal"/>
    </style:style>
    <style:style style:name="P66" style:family="paragraph" style:parent-style-name="Table_20_Contents" style:list-style-name="L9">
      <style:text-properties fo:font-weight="normal" officeooo:rsid="005d22f6" officeooo:paragraph-rsid="00682ced" style:font-weight-asian="normal" style:font-weight-complex="normal"/>
    </style:style>
    <style:style style:name="P67" style:family="paragraph" style:parent-style-name="Table_20_Contents" style:list-style-name="L10">
      <style:text-properties fo:font-weight="normal" officeooo:rsid="005d22f6" officeooo:paragraph-rsid="005d22f6" style:font-weight-asian="normal" style:font-weight-complex="normal"/>
    </style:style>
    <style:style style:name="P68" style:family="paragraph" style:parent-style-name="Table_20_Contents" style:list-style-name="L10">
      <style:text-properties fo:font-weight="normal" officeooo:rsid="005d22f6" officeooo:paragraph-rsid="006ac925" style:font-weight-asian="normal" style:font-weight-complex="normal"/>
    </style:style>
    <style:style style:name="P69" style:family="paragraph" style:parent-style-name="Table_20_Contents" style:list-style-name="L6">
      <style:text-properties officeooo:rsid="00600345" officeooo:paragraph-rsid="00600345"/>
    </style:style>
    <style:style style:name="P70" style:family="paragraph" style:parent-style-name="Table_20_Contents" style:list-style-name="L6">
      <style:text-properties officeooo:rsid="0061f669" officeooo:paragraph-rsid="0061f669"/>
    </style:style>
    <style:style style:name="P71" style:family="paragraph" style:parent-style-name="Table_20_Contents" style:list-style-name="L7">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72" style:family="paragraph" style:parent-style-name="Table_20_Contents" style:list-style-name="L7">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73" style:family="paragraph" style:parent-style-name="Table_20_Contents" style:list-style-name="L7">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74" style:family="paragraph" style:parent-style-name="Table_20_Contents" style:list-style-name="L7">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75" style:family="paragraph" style:parent-style-name="Table_20_Contents" style:list-style-name="L7">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76"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77"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P78"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79"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347af2"/>
    </style:style>
    <style:style style:name="T21" style:family="text">
      <style:text-properties text:display="none"/>
    </style:style>
    <style:style style:name="T22" style:family="text">
      <style:text-properties officeooo:rsid="0034eaf8"/>
    </style:style>
    <style:style style:name="T23" style:family="text">
      <style:text-properties officeooo:rsid="00397457"/>
    </style:style>
    <style:style style:name="T24" style:family="text">
      <style:text-properties officeooo:rsid="003a5848"/>
    </style:style>
    <style:style style:name="T25" style:family="text">
      <style:text-properties officeooo:rsid="003b6b02"/>
    </style:style>
    <style:style style:name="T26" style:family="text">
      <style:text-properties officeooo:rsid="003efb42"/>
    </style:style>
    <style:style style:name="T27" style:family="text">
      <style:text-properties officeooo:rsid="004302ec"/>
    </style:style>
    <style:style style:name="T28" style:family="text">
      <style:text-properties fo:font-size="14pt" fo:font-weight="bold" style:font-size-asian="14pt" style:font-weight-asian="bold" style:font-size-complex="14pt" style:font-weight-complex="bold"/>
    </style:style>
    <style:style style:name="T29" style:family="text">
      <style:text-properties officeooo:rsid="004ce1d4"/>
    </style:style>
    <style:style style:name="T30" style:family="text">
      <style:text-properties officeooo:rsid="004ee732"/>
    </style:style>
    <style:style style:name="T31" style:family="text">
      <style:text-properties officeooo:rsid="004ef484"/>
    </style:style>
    <style:style style:name="T32" style:family="text">
      <style:text-properties officeooo:rsid="0052d5f3"/>
    </style:style>
    <style:style style:name="T33" style:family="text">
      <style:text-properties officeooo:rsid="00540cc0"/>
    </style:style>
    <style:style style:name="T34" style:family="text">
      <style:text-properties fo:font-style="normal" officeooo:rsid="0066e287"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5931ef" style:font-style-asian="normal" style:font-weight-asian="normal" style:font-style-complex="normal" style:font-weight-complex="normal"/>
    </style:style>
    <style:style style:name="T37" style:family="text">
      <style:text-properties fo:font-style="normal" fo:font-weight="normal" officeooo:rsid="005a2586" style:font-style-asian="normal" style:font-weight-asian="normal" style:font-style-complex="normal" style:font-weight-complex="normal"/>
    </style:style>
    <style:style style:name="T38" style:family="text">
      <style:text-properties officeooo:rsid="00600345"/>
    </style:style>
    <style:style style:name="T39" style:family="text">
      <style:text-properties officeooo:rsid="0064b1e2"/>
    </style:style>
    <style:style style:name="T40" style:family="text">
      <style:text-properties officeooo:rsid="0066e287"/>
    </style:style>
    <style:style style:name="T41" style:family="text">
      <style:text-properties officeooo:rsid="00682ced"/>
    </style:style>
    <style:style style:name="T42" style:family="text">
      <style:text-properties officeooo:rsid="006a030e"/>
    </style:style>
    <style:style style:name="T43" style:family="text">
      <style:text-properties officeooo:rsid="006a190a"/>
    </style:style>
    <style:style style:name="T44" style:family="text">
      <style:text-properties officeooo:rsid="006ac925"/>
    </style:style>
    <style:style style:name="T45" style:family="text">
      <style:text-properties officeooo:rsid="006c425b"/>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1">Tricks of the Trade</text:p>
        </draw:text-box>
      </draw:frame>
      <draw:frame draw:style-name="fr1" draw:name="Frame6" text:anchor-type="page" text:anchor-page-number="8" svg:x="0.8638in" svg:y="3.8083in" svg:width="0.7902in" draw:z-index="8">
        <draw:text-box fo:min-height="0.7571in">
          <text:p text:style-name="P21">Tricks of the Trade</text:p>
        </draw:text-box>
      </draw:frame>
      <draw:frame draw:style-name="fr1" draw:name="Frame7" text:anchor-type="page" text:anchor-page-number="9" svg:x="0.8327in" svg:y="6.5272in" svg:width="0.7902in" draw:z-index="9">
        <draw:text-box fo:min-height="0.7571in">
          <text:p text:style-name="P21">Tricks of the Trade</text:p>
        </draw:text-box>
      </draw:frame>
      <draw:frame draw:style-name="fr1" draw:name="Frame8" text:anchor-type="page" text:anchor-page-number="9" svg:x="0.8535in" svg:y="7.5689in" svg:width="0.7902in" draw:z-index="10">
        <draw:text-box fo:min-height="0.7571in">
          <text:p text:style-name="P2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38">Управление проектом</text:p></text:list-item><text:list-item><text:p text:style-name="P40">Определение проекта</text:p></text:list-item><text:list-item><text:p text:style-name="P41">Команда проекта</text:p></text:list-item><text:list-item><text:p text:style-name="P41">Команда управления проектом</text:p></text:list-item><text:list-item><text:p text:style-name="P41">Заинтересованная сторона</text:p></text:list-item><text:list-item><text:p text:style-name="P41">Управление заинтересованными сторонами</text:p></text:list-item><text:list-item><text:p text:style-name="P42">Руководство </text:p></text:list-item><text:list-item><text:p text:style-name="P43">Офис управления проектами(PMO)</text:p><text:list><text:list-item><text:p text:style-name="P48">Поддерживающий</text:p></text:list-item><text:list-item><text:p text:style-name="P50">Контролирующий</text:p></text:list-item><text:list-item><text:p text:style-name="P50">Управляющий</text:p></text:list-item></text:list></text:list-item><text:list-item><text:p text:style-name="P44">Организационное управление проектом</text:p></text:list-item><text:list-item><text:p text:style-name="P45">Организационноая структура</text:p><text:list><text:list-item><text:p text:style-name="P52">Матричная</text:p><text:list><text:list-item><text:p text:style-name="P54">Сильная </text:p></text:list-item><text:list-item><text:p text:style-name="P55">Слабая</text:p></text:list-item><text:list-item><text:p text:style-name="P55">Сбалансированная</text:p></text:list-item></text:list></text:list-item><text:list-item><text:p text:style-name="P52">Функцональная</text:p></text:list-item><text:list-item><text:p text:style-name="P53">Проектно-ориентированная</text:p><text:p text:style-name="P53"/></text:list-item></text:list></text:list-item><text:list-item><text:p text:style-name="P39">Project expediter</text:p></text:list-item><text:list-item><text:p text:style-name="P46">Project coordinator</text:p></text:list-item><text:list-item><text:p text:style-name="P46">Факторы среды предприятия</text:p></text:list-item><text:list-item><text:p text:style-name="P46">Активы процессов предприятия</text:p><text:list><text:list-item><text:p text:style-name="P49">Процессы, политики, процедуры</text:p></text:list-item><text:list-item><text:p text:style-name="P51">Историческая информация</text:p></text:list-item><text:list-item><text:p text:style-name="P51">Извлеченные уроки</text:p></text:list-item></text:list></text:list-item><text:list-item><text:p text:style-name="P46">Журнал допущений</text:p></text:list-item><text:list-item><text:p text:style-name="P46">Допущения</text:p></text:list-item><text:list-item><text:p text:style-name="P46">Ограничения</text:p></text:list-item><text:list-item><text:p text:style-name="P46">Данные об исполнении работ, информация и отчеты</text:p></text:list-item><text:list-item><text:p text:style-name="P46">Operational work</text:p></text:list-item><text:list-item><text:p text:style-name="P47">Управление программой</text:p></text:list-item><text:list-item><text:p text:style-name="P47">Управление портфелем</text:p></text:list-item><text:list-item><text:p text:style-name="P47">Экспертное суждение</text:p></text:list-item><text:list-item><text:p text:style-name="P47">Встречи</text:p></text:list-item></text:list><text:p text:style-name="P20"/><text:p text:style-name="P20"/><text:p text:style-name="P20"/></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2">Это временная деятельность <text:s/>, обладающая <text:s/>началом и концом.</text:p>
        </text:list-item>
        <text:list-item>
          <text:p text:style-name="P22">Проект создает уникальный продукт, услугу или результат.</text:p>
        </text:list-item>
      </text:list>
      <text:p text:style-name="P19"><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20">етизируются </text:span><text:s/>и реализуются для достижения конкретной стратегической бизнес-цели (см. <text:span text:style-name="T20">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0">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21"><text:line-break/></text:span>Figure <text:span text:style-name="T22">2.1</text:span>: Управление портфелем</text:p></draw:text-box></draw:frame><text:soft-page-break/></text:p>
      <text:p text:style-name="P16"/>
      <text:p text:style-name="P9">Что такое управление программами? <text:span text:style-name="T24">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21"><text:line-break/></text:span>Figure <text:span text:style-name="T23">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24">Стр. 10</text:span></text:p>
      <text:p text:style-name="P18"><text:tab/>Управление проектами - это одновременно и <text:span text:style-name="T25">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6">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23"><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3"/>
      <text:p text:style-name="P23"><draw:frame draw:style-name="fr4" draw:name="Frame5" text:anchor-type="paragraph" svg:width="6.0752in" draw:z-index="6"><draw:text-box fo:min-height="6.8339in"><text:p text:style-name="P79"><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21"><text:line-break/></text:span>Figure <text:span text:style-name="T27">2.3</text:span>: Организационное управление проектом</text:p></draw:text-box></draw:frame><text:soft-page-break/></text:p>
      <text:p text:style-name="P23">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3"/>
      <text:p text:style-name="P30">Офис управления проектами. Стр 48</text:p>
      <text:p text:style-name="P25"><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777700259" text:style-name="L3">
        <text:list-item>
          <text:p text:style-name="P2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2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2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3"/>
      <text:p text:style-name="P26">Офис управления проектами может:</text:p>
      <text:list xml:id="list245423632" text:style-name="L4">
        <text:list-item>
          <text:p text:style-name="P27">Управлять взаимосвязями между проектами, программами и портфелями.</text:p>
        </text:list-item>
        <text:list-item>
          <text:p text:style-name="P27">Интегрировать информацию по всем проектам для оценки того, достигает ли организация своих стратегических целей.</text:p>
        </text:list-item>
        <text:list-item>
          <text:p text:style-name="P27">Помогать в предоставлении ресурсов.</text:p>
        </text:list-item>
        <text:list-item>
          <text:p text:style-name="P27">При необходимости рекомендовать прекращение проектов.</text:p>
        </text:list-item>
        <text:list-item>
          <text:p text:style-name="P27">Контролировать соблюдение организационных процессов.</text:p>
        </text:list-item>
        <text:list-item>
          <text:p text:style-name="P27">Помогать собирать извлеченные уроки в хранилище и предоставлять их в распоряжение других проектов.</text:p>
        </text:list-item>
        <text:list-item>
          <text:p text:style-name="P27">Предоставлять шаблоны для документов, таких как иерархические структуры работ(WBS) или планы управления коммуникациями.</text:p>
        </text:list-item>
        <text:list-item>
          <text:p text:style-name="P27">Обеспечивать руководство и управление проектами.</text:p>
        </text:list-item>
        <text:list-item>
          <text:p text:style-name="P27"><text:span text:style-name="T30">Координировать</text:span> коммуникации по проектам.</text:p>
        </text:list-item>
        <text:list-item>
          <text:p text:style-name="P27">Быть более активно вовлеченным во время инициирования проекта, чем позже в проекте.</text:p>
        </text:list-item>
        <text:list-item>
          <text:p text:style-name="P27">Быть представленным в Совете по контролю за изменениями.</text:p>
        </text:list-item>
        <text:list-item>
          <text:p text:style-name="P27">Быть заинтересованной стороной.</text:p>
        </text:list-item>
        <text:list-item>
          <text:p text:style-name="P27">Приоритезировать проекты.</text:p>
        </text:list-item>
      </text:list>
      <text:p text:style-name="P26"/>
      <text:p text:style-name="P26"><text:span text:style-name="T28">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3"/>
      <table:table table:name="Table1" table:style-name="Table1">
        <table:table-column table:style-name="Table1.A" table:number-columns-repeated="2"/>
        <table:table-row>
          <table:table-cell table:style-name="Table1.A1" office:value-type="string">
            <text:p text:style-name="P56">Описание</text:p>
          </table:table-cell>
          <table:table-cell table:style-name="Table1.B1" office:value-type="string">
            <text:p text:style-name="P56">Тип PMO</text:p>
          </table:table-cell>
        </table:table-row>
        <table:table-row>
          <table:table-cell table:style-name="Table1.A2" office:value-type="string">
            <text:p text:style-name="Table_20_Contents">Управл<text:span text:style-name="T29">яет</text:span> всеми проектами в организации</text:p>
          </table:table-cell>
          <table:table-cell table:style-name="Table1.B2" office:value-type="string">
            <text:p text:style-name="P60">У <text:span text:style-name="T31">(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61">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62">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62">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62">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62">У<text:span text:style-name="T31">(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62">У</text:p>
          </table:table-cell>
        </table:table-row>
      </table:table>
      <text:p text:style-name="P23"/>
      <text:p text:style-name="P23"/>
      <text:p text:style-name="P23">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3"/>
      <text:p text:style-name="P31">Организационная структура. Стр 45</text:p>
      <text:p text:style-name="P28"><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2">з</text:span>делениях и в разных странах. Лучшие руководители проектов ищут эти взаимодействия и управляют ими в интересах проекта и организации.</text:p>
      <text:p text:style-name="P28"><text:tab/>То как организована компания, <text:s/>явл<text:span text:style-name="T33">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8"><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8"><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9"><text:span text:style-name="T19">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9"/>
      <text:p text:style-name="P32"><text:soft-page-break/>Проектно ориентированная: <text:span text:style-name="T35">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text:span text:style-name="T35"/></text:p>
      <text:p text:style-name="P33">Матричная:<text:span text:style-name="T35">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6">:</text:span><text:span text:style-name="T35">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span text:style-name="T35"><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span></text:p>
      <text:p text:style-name="P33"><text:span text:style-name="T35"><text:tab/>Как указывалось в </text:span><text:span text:style-name="T37">ранее</text:span><text:span text:style-name="T35">, роль руководителей проектов в слабой матрице или в функциональной организации может быть одной из следующих:</text:span></text:p>
      <text:list xml:id="list2959463772" text:style-name="L5">
        <text:list-item>
          <text:p text:style-name="P34">Экспедитор проекта.<text:span text:style-name="T35">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34">Координатор проекта.<text:span text:style-name="T35">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text:span text:style-name="T35"/></text:p>
      <text:p text:style-name="P35"><text:span text:style-name="T35">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span></text:p>
      <text:p text:style-name="P35"><text:span text:style-name="T35"/></text:p>
      <text:p text:style-name="P35"><text:span text:style-name="T35"/></text:p>
      <text:p text:style-name="P35"><text:span text:style-name="T35">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span></text:p>
      <text:p text:style-name="P35"><text:span text:style-name="T35"/></text:p>
      <text:p text:style-name="P36">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number-columns-repeated="2"/>
        <table:table-row>
          <table:table-cell table:style-name="Table2.A1" table:number-columns-spanned="2" office:value-type="string">
            <text:p text:style-name="P58">Функциональ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row>
          <table:table-cell table:style-name="Table2.A2" office:value-type="string">
            <text:p text:style-name="P63"/>
          </table:table-cell>
          <table:table-cell table:style-name="Table2.B2" office:value-type="string">
            <text:p text:style-name="P63"/>
          </table:table-cell>
        </table:table-row>
        <table:table-row>
          <table:table-cell table:style-name="Table2.A2" office:value-type="string">
            <text:list xml:id="list86467251" text:style-name="L8">
              <text:list-item>
                <text:p text:style-name="P76">Упрощение управления <text:soft-page-break/>специалистами<text:span text:style-name="T38">(</text:span><text:span text:style-name="T15">Все рядом, <text:s/>хорошее взаимодействие если проект в рамках одного подразделения</text:span><text:span text:style-name="T38">)</text:span>.</text:p>
              </text:list-item>
              <text:list-item>
                <text:p text:style-name="P77">Члены команды отчитываются только перед одним руководителем.</text:p>
              </text:list-item>
              <text:list-item>
                <text:p text:style-name="P76">Аналогичные ресурсы централизованы, так как компания сгруппирована по специальностям<text:span text:style-name="T38">(</text:span>Есть доступ к центрам компетенции — другим сотрудникам отдела<text:span text:style-name="T38">)</text:span></text:p>
              </text:list-item>
              <text:list-item>
                <text:p text:style-name="P76">Четко определенные пути карьерного роста в областях специализации<text:span text:style-name="T38">(</text:span>Возможность карьерного роста.<text:span text:style-name="T38">)</text:span></text:p>
              </text:list-item>
            </text:list>
          </table:table-cell>
          <table:table-cell table:style-name="Table2.B2" office:value-type="string">
            <text:list xml:id="list3898311580" text:style-name="L6">
              <text:list-item>
                <text:p text:style-name="P64">Мало полномочий у менеджера <text:soft-page-break/>проектов — плохая управляемость.</text:p>
              </text:list-item>
              <text:list-item>
                <text:p text:style-name="P69">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70">Нет карьерных перспектив у менеджера проекта.</text:p>
              </text:list-item>
            </text:list>
          </table:table-cell>
        </table:table-row>
        <table:table-row>
          <table:table-cell table:style-name="Table2.B2" table:number-columns-spanned="2" office:value-type="string">
            <text:p text:style-name="P58">Проектно-ориентирован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row>
          <table:table-cell table:style-name="Table2.A2" office:value-type="string">
            <text:list xml:id="list2071419890" text:style-name="L7">
              <text:list-item>
                <text:p text:style-name="P75"><text:span text:style-name="T39">Руководитель проекта имеет больше полномочий для принятия решений(</text:span><text:span text:style-name="T14">но и ответственность больше</text:span><text:span text:style-name="T39">).</text:span></text:p>
              </text:list-item>
              <text:list-item>
                <text:p text:style-name="P75"><text:span text:style-name="T39">Эффективная организация проекта(</text:span><text:span text:style-name="T14">все для проекта! Нет конкурирующих целей</text:span><text:span text:style-name="T39">).</text:span></text:p>
              </text:list-item>
              <text:list-item>
                <text:p text:style-name="P71">Хорошие коммуникации между участниками команды проекта<text:span text:style-name="T40">(</text:span><text:span text:style-name="T34">лучше чем в функциональной</text:span><text:span text:style-name="T40">)</text:span>.</text:p>
              </text:list-item>
              <text:list-item>
                <text:p text:style-name="P74">Лояльность команды к проекту</text:p>
              </text:list-item>
            </text:list>
          </table:table-cell>
          <table:table-cell table:style-name="Table2.B2" office:value-type="string">
            <text:list xml:id="list232104250905799" text:continue-numbering="true" text:style-name="L7">
              <text:list-item>
                <text:p text:style-name="P71">Некуда идти после окончания проекта</text:p>
              </text:list-item>
              <text:list-item>
                <text:p text:style-name="P73">Отсутствие специализации по дисциплинам<text:span text:style-name="T41">(нет развития)</text:span>. </text:p>
              </text:list-item>
              <text:list-item>
                <text:p text:style-name="P73">Дублирование оборудования и должностных обязанностей. </text:p>
              </text:list-item>
              <text:list-item>
                <text:p text:style-name="P72">Может привести к менее эффективному использованию <text:span text:style-name="T43">ресурсов(как следствие предыдущего пункта).</text:span></text:p>
              </text:list-item>
            </text:list>
          </table:table-cell>
        </table:table-row>
        <table:table-row>
          <table:table-cell table:style-name="Table2.B2" table:number-columns-spanned="2" office:value-type="string">
            <text:p text:style-name="P59">Матрич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row>
          <table:table-cell table:style-name="Table2.A2" office:value-type="string">
            <text:list xml:id="list4227079539" text:style-name="L9">
              <text:list-item>
                <text:p text:style-name="P66">Четко определенные цели проекта<text:span text:style-name="T41">(</text:span><text:span text:style-name="T12">видимо по сравнению с функциональной</text:span><text:span text:style-name="T41">)</text:span>. </text:p>
              </text:list-item>
              <text:list-item>
                <text:p text:style-name="P66">Улучшенный контроль менеджера проекта над ресурсами (<text:span text:style-name="T10">по сравнению с функциональным</text:span>). </text:p>
              </text:list-item>
              <text:list-item>
                <text:p text:style-name="P66">Дополнительная поддержка из функциональных областей<text:span text:style-name="T41">(</text:span><text:span text:style-name="T12">можно пойти посоветоваться с коллегами из отдела</text:span><text:span text:style-name="T41">)</text:span>.</text:p>
              </text:list-item>
              <text:list-item>
                <text:p text:style-name="P66">Максимальное использование ограниченных ресурсов<text:span text:style-name="T41">(</text:span><text:span text:style-name="T12">загрузят работой не по проекту так, <text:s/>текучкой</text:span><text:span text:style-name="T41">)</text:span>.</text:p>
              </text:list-item>
              <text:list-item>
                <text:p text:style-name="P66">Лучшая координация <text:span text:style-name="T41">(</text:span><text:span text:style-name="T12">не нужно запрашивать ресурсы у функциональных руководителей, ну </text:span><text:soft-page-break/><text:span text:style-name="T12">или по крайней мере уже известно кого они могут выделить</text:span><text:span text:style-name="T41">)</text:span></text:p>
              </text:list-item>
              <text:list-item>
                <text:p text:style-name="P65">Более эффективное горизонтальное и вертикальное распространение информации<text:span text:style-name="T42">(</text:span><text:span text:style-name="T13">она передается как через коммуникации проекта, так и коммуникации функциональной структуры</text:span><text:span text:style-name="T42">)</text:span> </text:p>
              </text:list-item>
              <text:list-item>
                <text:p text:style-name="P65">Членам команды есть куда вернуться после проекта(<text:span text:style-name="T10">Есть " дом”</text:span>)</text:p>
              </text:list-item>
            </text:list>
          </table:table-cell>
          <table:table-cell table:style-name="Table2.B2" office:value-type="string">
            <text:list xml:id="list3495539436" text:style-name="L10">
              <text:list-item>
                <text:p text:style-name="P67">Требуется дополнительное администрирование<text:span text:style-name="T16">(потому что два босса)</text:span></text:p>
              </text:list-item>
              <text:list-item>
                <text:p text:style-name="P67">Члены проектной команды имеют более одного босса</text:p>
              </text:list-item>
              <text:list-item>
                <text:p text:style-name="P68">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67">Распределение ресурсов является более сложным<text:span text:style-name="T44">(</text:span><text:span text:style-name="T16">и необходимо р</text:span><text:span text:style-name="T17">а</text:span><text:span text:style-name="T16">списать все процедуры</text:span><text:span text:style-name="T44">)</text:span>.</text:p>
              </text:list-item>
              <text:list-item>
                <text:p text:style-name="P67">Необходимы более подробно описанные регламенты взаимодействия</text:p>
              </text:list-item>
              <text:list-item>
                <text:p text:style-name="P67">Функциональные руководители могут иметь иные приоритеты, чем руководители проектов</text:p>
              </text:list-item>
              <text:list-item>
                <text:p text:style-name="P67"><text:soft-page-break/>Более высокий потенциал конфликта<text:span text:style-name="T45">(</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5">)</text:span></text:p>
              </text:list-item>
            </text:list>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06T23:21:00.611461771</dc:date>
    <meta:editing-duration>P5DT5H50M26S</meta:editing-duration>
    <meta:editing-cycles>64</meta:editing-cycles>
    <meta:document-statistic meta:table-count="2" meta:image-count="3" meta:object-count="0" meta:page-count="11" meta:paragraph-count="175" meta:word-count="3308" meta:character-count="25392" meta:non-whitespace-character-count="22281"/>
  </office:meta>
</office:document-meta>
</file>